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3" svg:font-family="Arial" style:font-pitch="variable"/>
    <style:font-face style:name="Liberation Sans" svg:font-family="'Liberation Sans'" style:font-pitch="variable"/>
    <style:font-face style:name="Mangal1" svg:font-family="Mangal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cm" svg:stroke-color="#3d7329" draw:marker-start-width="0.32cm" draw:marker-end-width="0.32cm" draw:fill="none" draw:textarea-horizontal-align="justify" draw:textarea-vertical-align="middle" draw:auto-grow-height="false" fo:min-height="9.792cm" fo:min-width="18.028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89cm"/>
      <style:paragraph-properties style:writing-mode="lr-tb"/>
    </style:style>
    <style:style style:name="gr3" style:family="graphic" style:parent-style-name="standard">
      <style:graphic-properties svg:stroke-width="0.04cm" svg:stroke-color="#3d7329" draw:marker-start-width="0.26cm" draw:marker-end-width="0.26cm" draw:fill="solid" draw:fill-color="#d9efd2" draw:textarea-horizontal-align="justify" draw:textarea-vertical-align="middle" draw:auto-grow-height="false" fo:min-height="1.974cm" fo:min-width="3.986cm" fo:padding-top="0.145cm" fo:padding-bottom="0.145cm" fo:padding-left="0.27cm" fo:padding-right="0.2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3f762a" style:font-name="Arial2" fo:font-size="24pt" fo:font-style="italic" fo:font-weight="bold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  <style:text-properties fo:color="#3f762a" style:font-name="Arial2" fo:font-size="24pt" fo:font-style="italic" fo:font-weight="bold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9efd2"/>
      <style:paragraph-properties fo:text-align="center"/>
      <style:text-properties style:font-name="Arial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3f762a" style:font-name="Arial2" fo:font-size="24pt" fo:font-style="italic" fo:font-weight="bold" style:font-size-asian="24pt" style:font-size-complex="24pt"/>
    </style:style>
    <style:style style:name="T2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2cm" svg:height="14.2cm" svg:x="0.8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1.2cm" svg:height="2.139cm" svg:x="8.3cm" svg:y="1.412cm">
          <draw:text-box>
            <text:p text:style-name="P2"><text:span text:style-name="T1">Platform Development </text:span><text:span text:style-name="T1">Kit</text:span></text:p>
          </draw:text-box>
        </draw:frame>
        <draw:g>
          <draw:custom-shape draw:style-name="gr3" draw:text-style-name="P5" draw:layer="layout" svg:width="6.4cm" svg:height="3.2cm" svg:x="15.275cm" svg:y="8.5cm">
            <text:p text:style-name="P4"><text:span text:style-name="T2">SD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6.4cm" svg:height="3.2cm" svg:x="6.125cm" svg:y="4.1cm">
            <text:p text:style-name="P4"><text:span text:style-name="T2">MC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6.4cm" svg:height="3.2cm" svg:x="15.275cm" svg:y="4.1cm">
            <text:p text:style-name="P4"><text:span text:style-name="T2">Develop</text:span><text:span text:style-name="T2">ment</text:span><text:span text:style-name="T2"><text:line-break/></text:span><text:span text:style-name="T2">Boar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6.4cm" svg:height="3.2cm" svg:x="6.125cm" svg:y="8.5cm">
            <text:p text:style-name="P4"><text:span text:style-name="T2">Manufact</text:span><text:span text:style-name="T2">uring,</text:span><text:span text:style-name="T2"><text:line-break/></text:span><text:span text:style-name="T2">Marketin</text:span><text:span text:style-name="T2">g &amp;</text:span><text:span text:style-name="T2"><text:line-break/></text:span><text:span text:style-name="T2">Distributi</text:span><text:span text:style-name="T2">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3" svg:font-family="Arial" style:font-pitch="variable"/>
    <style:font-face style:name="Liberation Sans" svg:font-family="'Liberation Sans'" style:font-pitch="variable"/>
    <style:font-face style:name="Mangal1" svg:font-family="Mangal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remy Bennett</meta:initial-creator>
    <meta:creation-date>2021-09-13T14:07:31.439425468</meta:creation-date>
    <dc:date>2021-09-19T15:39:46.350977669</dc:date>
    <dc:creator>Jeremy Bennett</dc:creator>
    <meta:editing-duration>PT16M13S</meta:editing-duration>
    <meta:editing-cycles>2</meta:editing-cycles>
    <meta:generator>LibreOffice/6.4.7.2$Linux_X86_64 LibreOffice_project/40$Build-2</meta:generator>
    <meta:document-statistic meta:object-count="30"/>
  </office:meta>
</office:document-meta>
</file>